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caseView.configure( Configuration confi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UsecaseView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caseView.getCustomFl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caseView.createContinu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caseView.getTabsInGroup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UsecaseView.showMen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caseView.getTa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caseView.checkConfi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secaseView.getView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caseView.getParamet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